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552" officeooo:paragraph-rsid="00179552"/>
    </style:style>
    <style:style style:name="T1" style:family="text">
      <style:text-properties officeooo:rsid="001743f7"/>
    </style:style>
    <style:style style:name="T2" style:family="text">
      <style:text-properties officeooo:rsid="00179552"/>
    </style:style>
    <style:style style:name="T3" style:family="text">
      <style:text-properties officeooo:rsid="001902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</text:span>kill<text:span text:style-name="T3">s</text:span>et <text:span text:style-name="T3">S</text:span>ummary <text:span text:style-name="T3">C</text:span>hecklist:</text:p>
      <text:p text:style-name="Standard"/>
      <text:p text:style-name="Standard"/>
      <text:p text:style-name="Standard"><text:span text:style-name="T1">T</text:span>esting</text:p>
      <text:p text:style-name="Standard"/>
      <text:p text:style-name="Standard"/>
      <text:p text:style-name="Standard">• Experience in testing web applications and APIs</text:p>
      <text:p text:style-name="Standard"/>
      <text:p text:style-name="Standard">• Strong experience in software development processes, models, lifecycles and methodologies, with particular emphasis on Agile methodology <text:span text:style-name="T2">and Testing methodologies.</text:span></text:p>
      <text:p text:style-name="Standard"/>
      <text:p text:style-name="Standard">• Experience with integration &amp; regressions testing and coordination with supporting systems</text:p>
      <text:p text:style-name="Standard"/>
      <text:p text:style-name="Standard">• Good SQL knowledge</text:p>
      <text:p text:style-name="Standard"/>
      <text:p text:style-name="Standard"/>
      <text:p text:style-name="Standard"/>
      <text:p text:style-name="Standard">Automation</text:p>
      <text:p text:style-name="Standard"/>
      <text:p text:style-name="Standard"/>
      <text:p text:style-name="Standard">• Automation experience with Selenium <text:span text:style-name="T2">WEbDriver</text:span>, SoapUI, RestAssured, <text:span text:style-name="T2">RestSharp</text:span></text:p>
      <text:p text:style-name="Standard"/>
      <text:p text:style-name="Standard">• Experience with CI/CD - <text:s/>TeamCity or Jenkins</text:p>
      <text:p text:style-name="Standard"/>
      <text:p text:style-name="Standard">• Good Java and Junit knowledge <text:span text:style-name="T2">C# and NUnit</text:span></text:p>
      <text:p text:style-name="Standard"/>
      <text:p text:style-name="Standard"/>
      <text:p text:style-name="Standard">Collaboration</text:p>
      <text:p text:style-name="Standard"/>
      <text:p text:style-name="Standard"/>
      <text:p text:style-name="Standard">• Communicate in a global environment</text:p>
      <text:p text:style-name="Standard"/>
      <text:p text:style-name="Standard">• Proactive can-do attitude and a creative approach towards solving technical problems</text:p>
      <text:p text:style-name="Standard"/>
      <text:p text:style-name="Standard">• Excellent communication skills in English/<text:span text:style-name="T2">Russia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21:11:58.340936550</meta:creation-date>
    <dc:date>2020-01-15T12:48:57.466637010</dc:date>
    <meta:editing-duration>PT10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0" meta:character-count="726" meta:non-whitespace-character-count="639"/>
  </office:meta>
</office:document-meta>
</file>